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fo:text-align="center"/>
      <style:text-properties style:font-name="Times" fo:font-size="12.0pt"/>
    </style:style>
    <style:style style:name="P3" style:family="paragraph" style:parent-style-name="Standard">
      <style:paragraph-properties fo:text-align="center"/>
      <style:text-properties style:font-name="Times" fo:font-size="20.0pt"/>
    </style:style>
    <style:style style:name="P4" style:family="paragraph" style:parent-style-name="Standard">
      <style:paragraph-properties fo:text-align="center"/>
      <style:text-properties style:font-name="Times" fo:font-size="16.0pt"/>
    </style:style>
    <style:style style:name="P5"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6.0pt"/>
    </style:style>
    <style:style style:name="P6" style:family="paragraph" style:parent-style-name="Standard">
      <style:text-properties style:font-name="Times" fo:font-size="16.0pt"/>
    </style:style>
    <style:style style:name="P7" style:family="paragraph" style:parent-style-name="Standard">
      <style:paragraph-properties fo:margin-left="1.5000in" fo:text-indent="-1.5000in">
        <style:tab-stops>
          <style:tab-stop style:position="1.1528in"/>
          <style:tab-stop style:position="1.5000in"/>
        </style:tab-stops>
      </style:paragraph-properties>
      <style:text-properties style:font-name="Times" fo:font-size="16.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fo:font-size="13.0pt" fo:font-size-asian="13.0pt" fo:font-size-complex="13.0pt" fo:font-style="italic" fo:font-style-asian="italic" fo:font-style-complex="italic"/>
    </style:style>
    <style:style style:name="T4" style:family="text">
      <style:text-properties fo:font-style="italic" fo:font-style-asian="italic" fo:font-style-complex="italic" fo:font-weight="bold" fo:font-weight-asian="bold" fo:font-weight-complex="bold" style:text-underline-style="solid"/>
    </style:style>
    <style:style style:name="T5" style:family="text">
      <style:text-properties fo:font-style="italic" fo:font-style-asian="italic" fo:font-style-complex="italic"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style>
  </office:automatic-styles>
  <office:body>
    <office:text>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3"><text:span text:style-name="T1">BSAFE</text:span></text:p>
      <text:p text:style-name="P4"><text:span text:style-name="T2"><text:s text:c="44"/></text:span><text:span text:style-name="T3">A web Application</text:span></text:p>
      <text:p text:style-name="P4"><text:span text:style-name="T2"/></text:p>
      <text:p text:style-name="P4"><text:span text:style-name="T4">DOCUMENTATION</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Contributors</text:span></text:p>
      <text:p text:style-name="P4"><text:span text:style-name="T4"/></text:p>
      <text:p text:style-name="P4"><text:span text:style-name="T4"/></text:p>
      <text:p text:style-name="P4"><text:span text:style-name="T4"/></text:p>
      <text:p text:style-name="P4"><text:span text:style-name="T4"/></text:p>
      <text:p text:style-name="P4"><text:span text:style-name="T4"/></text:p>
      <text:list text:style-name="L1">
        <text:list-item>
          <text:p text:style-name="P5"><text:span text:style-name="T2">Aaron Jacob Varghese</text:span></text:p>
        </text:list-item>
      </text:list>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list text:style-name="L1">
        <text:list-item>
          <text:p text:style-name="P5"><text:span text:style-name="T2">Pranav Nair</text:span></text:p>
        </text:list-item>
      </text:list>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list text:style-name="L1">
        <text:list-item>
          <text:p text:style-name="P5"><text:span text:style-name="T2">Amal Santhosh</text:span></text:p>
        </text:list-item>
      </text:list>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4">Overview</text:span></text:p>
      <text:p text:style-name="P6"><text:span text:style-name="T4"/></text:p>
      <text:p text:style-name="P6"><text:span text:style-name="T4"/></text:p>
      <text:p text:style-name="P6"><text:span text:style-name="T2"/></text:p>
      <text:p text:style-name="P6"><text:span text:style-name="T2"/></text:p>
      <text:p text:style-name="P4"><text:span text:style-name="T2">BSafe is a project aimed at providing safety to women in a crowdfunded method, that uses the power of the masses to keep our women safe. The (web) app uses the help of Google Maps to retrieve locations anywhere in the country and mark or check localities as safe for women or not.</text:span></text:p>
      <text:p text:style-name="P4"><text:span text:style-name="T2"/></text:p>
      <text:p text:style-name="P4"><text:span text:style-name="T2">The localities are marked safe/unsafe depending on past experiences or events witnessed by the users.</text:span></text:p>
      <text:p text:style-name="P6"><text:span text:style-name="T2"/></text:p>
      <text:p text:style-name="P6"><text:span text:style-name="T2"/></text:p>
      <text:p text:style-name="P4"><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5">About the project...</text:span></text:p>
      <text:p text:style-name="P6"><text:span text:style-name="T5"/></text:p>
      <text:p text:style-name="P6"><text:span text:style-name="T5"/></text:p>
      <text:list text:style-name="L2">
        <text:list-item>
          <text:p text:style-name="P5">To come up with our prototype we have worked on a 2 page version of our app which contains the main page of the user logged in and the heat map that is generated in the locality of the logged in user</text:p>
        </text:list-item>
        <text:list-item>
          <text:p text:style-name="P5">As of now, the app lets the user access the account and navigate as they might wish</text:p>
        </text:list-item>
        <text:list-item>
          <text:p text:style-name="P5">Within the app, the user is provided with two options :</text:p>
          <text:list>
            <text:list-item>
              <text:list>
                <text:list-item>
                  <text:p text:style-name="P7">select the option to look around the map</text:p>
                </text:list-item>
                <text:list-item>
                  <text:p text:style-name="P7">a polygon tool which allows the user to make a polygon selection of the area that that the user might like to mark as safe or unsafe</text:p>
                </text:list-item>
              </text:list>
            </text:list-item>
          </text:list>
        </text:list-item>
        <text:list-item>
          <text:p text:style-name="P5">The second tab provided in the prototype so far called ‘View’ shows the user the heat map of the locality based on how unsafe they are. More red the area, more it has been marked unsafe</text:p>
        </text:list-item>
        <text:list-item>
          <text:p text:style-name="P5">Technically, so far for the prototype has not requires us to implement a stack and currently wanted to have it in the simple form. </text:p>
        </text:list-item>
        <text:list-item>
          <text:p text:style-name="P5">As the app progresses through its development the idea is to implement the same on MEAN, which we tried initially, but ended up with several instabilities, and hence had to revert.</text:p>
        </text:list-item>
        <text:list-item>
          <text:p text:style-name="P5">Given the opportunity, the we app would be further developed according to the plan and hosted on the Azure platform.</text:p>
        </text:list-item>
        <text:list-item>
          <text:p text:style-name="P5">To run the file, simply open the ‘index.html’ file and navigate as you wish</text:p>
        </text:list-item>
      </text:list>
      <text:p text:style-name="P6"><text:span text:style-name="T5"/></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